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d78cd3fa-7fff-db71-b150-a0b12b1b6a2d"/>Education</text:h>
      <text:p text:style-name="Text_20_body">B.S Journalism, Central Michigan University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1:57:33.048000000</meta:creation-date>
    <meta:generator>OpenOffice/4.1.7$Win32 OpenOffice.org_project/417m1$Build-9800</meta:generator>
    <dc:date>2019-11-14T16:23:13.43</dc:date>
    <meta:editing-duration>PT1M</meta:editing-duration>
    <meta:editing-cycles>4</meta:editing-cycles>
    <dc:creator>Jon Morgan</dc:creator>
    <meta:document-statistic meta:table-count="0" meta:image-count="0" meta:object-count="0" meta:page-count="1" meta:paragraph-count="2" meta:word-count="7" meta:character-count="57"/>
  </office:meta>
</office:document-meta>
</file>